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A400000EAE524A7958.svm"/>
  <manifest:file-entry manifest:media-type="" manifest:full-path="Pictures/20000007000014AD00000EF5A58AC8F6.svm"/>
  <manifest:file-entry manifest:media-type="" manifest:full-path="Pictures/20000007000014AD00000E68E9E42DF3.svm"/>
  <manifest:file-entry manifest:media-type="" manifest:full-path="Pictures/2000000700001505000007A763915144.svm"/>
  <manifest:file-entry manifest:media-type="" manifest:full-path="Pictures/20000007000018BD00001032F3CAFD39.svm"/>
  <manifest:file-entry manifest:media-type="" manifest:full-path="Pictures/20000007000017800000102198854DB5.svm"/>
  <manifest:file-entry manifest:media-type="" manifest:full-path="Pictures/200000070000144300000F93621D9B1B.svm"/>
  <manifest:file-entry manifest:media-type="" manifest:full-path="Pictures/200000070000087B0000032CDECDE3F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2" style:family="paragraph" style:parent-style-name="Standard">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T1" style:family="text">
      <style:text-properties style:font-name="MathJax Main"/>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font-name="MathJax Math" fo:font-style="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file:///fr/courses/4379436/parts/4379511/mark-as-complet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rez vos données avec des algorithmes non supervisés</text:p>
      <text:p text:style-name="Text_20_body"/>
      <text:h text:style-name="Heading_20_1" text:outline-level="1">Objectifs du cours</text:h>
      <text:list xml:id="list4155295276816291521" text:style-name="L1">
        <text:list-item>
          <text:p text:style-name="P3"><text:bookmark text:name="r-4415855"/><text:bookmark text:name="r-4415856"/><text:bookmark text:name="r-4415865"/>Comprendre à quelles questions un <text:span text:style-name="Strong_20_Emphasis">algorithme d’apprentissage non supervisé</text:span> permet de répondre,</text:p>
        </text:list-item>
        <text:list-item>
          <text:p text:style-name="P3"><text:bookmark text:name="r-4415857"/><text:bookmark text:name="r-4415858"/>Utiliser les principaux <text:span text:style-name="Strong_20_Emphasis">algorithmes de réduction de dimension</text:span> non supervisé classique (<text:span text:style-name="Strong_20_Emphasis">ACP</text:span>, <text:span text:style-name="Strong_20_Emphasis">analyse factorielle</text:span>, <text:span text:style-name="Strong_20_Emphasis">factorisation de matrice non négative</text:span>, <text:span text:style-name="Strong_20_Emphasis">MDS</text:span>, <text:span text:style-name="Strong_20_Emphasis">tSNE</text:span>),</text:p>
        </text:list-item>
        <text:list-item>
          <text:p text:style-name="P3"><text:bookmark text:name="r-4415859"/><text:bookmark text:name="r-4415860"/>Choisir un algorithme de réduction de dimension non supervisé en fonction de vos besoins et des caractéristiques des données,</text:p>
        </text:list-item>
        <text:list-item>
          <text:p text:style-name="P3"><text:bookmark text:name="r-4415861"/><text:bookmark text:name="r-4415862"/>Utiliser <text:span text:style-name="Strong_20_Emphasis">les principaux algorithmes de clustering</text:span> (k-means, DBSCAN, clustering hiérarchique),</text:p>
        </text:list-item>
        <text:list-item>
          <text:p text:style-name="P3"><text:bookmark text:name="r-4415863"/><text:bookmark text:name="r-4415864"/>Choisir un algorithme de clustering en fonction de vos besoins et des caractéristiques des données.</text:p>
        </text:list-item>
      </text:list>
      <text:h text:style-name="Heading_20_1" text:outline-level="1">Pourquoi réduire la dimension de nos données</text:h>
      <text:p text:style-name="Standard"><text:a xlink:type="simple" xlink:href="https://openclassrooms.com/fr/courses/4379436-explorez-vos-donnees-avec-des-algorithmes-non-supervises/4379443-comprenez-pourquoi-reduire-la-dimension-de-vos-donnees" text:style-name="Internet_20_link" text:visited-style-name="Visited_20_Internet_20_Link">https://openclassrooms.com/fr/courses/4379436-explorez-vos-donnees-avec-des-algorithmes-non-supervises/4379443-comprenez-pourquoi-reduire-la-dimension-de-vos-donnees</text:a></text:p>
      <text:p text:style-name="Standard"/>
      <text:p text:style-name="Standard">Nos données sont représentées sous la forme d'une matrice X de dimension (n,p), où n est le nombre d'observations et p le nombre de variables les représentant. p est généralement un nombre assez grand, qui peut aller jusqu'à plusieurs dizaines de milliers dans certaines applications. </text:p>
      <text:p text:style-name="Standard"/>
      <text:p text:style-name="Standard">La vidéo est claire (j'ai fais un MP3)</text:p>
      <text:p text:style-name="Standard">Le texte est obscure</text:p>
      <text:h text:style-name="Heading_20_2" text:outline-level="2">Résumé</text:h>
      <text:p text:style-name="Text_20_body"><text:bookmark text:name="r-4446158"/>Réduire la dimensionnalité des données, c'est-à-dire le nombre de variables utilisées pour les représenter, permet :</text:p>
      <text:list xml:id="list7166215903077200019" text:style-name="L2">
        <text:list-item>
          <text:p text:style-name="P4"><text:bookmark text:name="r-4446181"/><text:bookmark text:name="r-4446182"/><text:bookmark text:name="r-4446187"/>de <text:span text:style-name="Strong_20_Emphasis">faciliter la visualisation</text:span> des données ;</text:p>
        </text:list-item>
        <text:list-item>
          <text:p text:style-name="P4"><text:bookmark text:name="r-4446183"/><text:bookmark text:name="r-4446184"/>de <text:span text:style-name="Strong_20_Emphasis">réduire les coûts </text:span>de calcul, de stockage et d'acquisition des données ;</text:p>
        </text:list-item>
        <text:list-item>
          <text:p text:style-name="P4"><text:bookmark text:name="r-4446185"/><text:bookmark text:name="r-4446186"/>d'<text:span text:style-name="Strong_20_Emphasis">améliorer l'apprentissage</text:span> en construisant des <text:span text:style-name="Strong_20_Emphasis">modèles moins complexes</text:span>, en éliminant les variables non pertinentes qui pourraient <text:span text:style-name="Strong_20_Emphasis">fausser les prédictions</text:span> et enfin en réduisant le problème du <text:span text:style-name="Strong_20_Emphasis">fléau de la dimensionalité.</text:span></text:p>
        </text:list-item>
      </text:list>
      <text:p text:style-name="Text_20_body"><text:bookmark text:name="r-4446162"/>Dans la suite de cette partie, nous allons voir des techniques <text:span text:style-name="Emphasis">linéaires</text:span> de réduction de dimension non-supervisée.</text:p>
      <text:h text:style-name="Heading_20_1" text:outline-level="1">Composantes principales</text:h>
      <text:p text:style-name="Standard"><text:a xlink:type="simple" xlink:href="https://openclassrooms.com/fr/courses/4379436-explorez-vos-donnees-avec-des-algorithmes-non-supervises/4379481-calculez-les-composantes-principales-de-vos-donnees" text:style-name="Internet_20_link" text:visited-style-name="Visited_20_Internet_20_Link">https://openclassrooms.com/fr/courses/4379436-explorez-vos-donnees-avec-des-algorithmes-non-supervises/4379481-calculez-les-composantes-principales-de-vos-donnees</text:a></text:p>
      <text:p text:style-name="Standard"/>
      <text:p text:style-name="Standard">PCA : Principal Components Analysis</text:p>
      <text:p text:style-name="Standard"/>
      <text:p text:style-name="Standard"><text:soft-page-break/>Objectif : maximiser la variance</text:p>
      <text:p text:style-name="Standard">Le but d'une analyse en composantes principales est de trouver une nouvelle base orthonormée dans laquelle représenter nos données, telle que la variance des données selon ces nouveaux axes soit maximisée. </text:p>
      <text:p text:style-name="Standard"/>
      <text:h text:style-name="Heading_20_2" text:outline-level="2">Calculer les composantes principales</text:h>
      <text:p text:style-name="Standard">n observations chacune composée de p variables</text:p>
      <text:p text:style-name="Standard">La matrice X est donc de n lignes et p colonnes</text:p>
      <text:p text:style-name="Standard"/>
      <text:p text:style-name="Standard">S'en suit une Magistrale démonstration mathématique comme quoi les composantes principales sont les vecteurs propres de la matrice (p,p) égale à X.X<text:span text:style-name="T2">T </text:span>(c'est la matrice de covariance des données) </text:p>
      <text:p text:style-name="Standard"/>
      <text:p text:style-name="Standard">Lire la documentation</text:p>
      <text:p text:style-name="Standard"/>
      <text:p text:style-name="Standard">Nous pouvons donc utiliser comme nouvelles dimensions <text:span text:style-name="Strong_20_Emphasis">la base formée par les vecteurs propres de la matrice de covariance des données.</text:span> </text:p>
      <text:p text:style-name="Standard"/>
      <text:h text:style-name="Heading_20_2" text:outline-level="2">Comment choisir le nombre de Composantes Principales ?</text:h>
      <text:p text:style-name="Standard">La méthode que nous venons de décrire nous permet de construire autant de composantes principales que <text:bookmark text:name="MathJax-Span-496"/><text:bookmark text:name="MathJax-Span-495"/><text:bookmark text:name="MathJax-Span-494"/><text:bookmark text:name="MathJax-Element-44-Frame"/><text:span text:style-name="T1">Σ</text:span> a de vecteurs propres, soit autant que le nombre de descripteurs p de nos données. Nous n'avons pas encore réduit la dimension de nos données. </text:p>
      <text:p text:style-name="Standard">Pour ce faire, nous allons regarder la proportion de variance expliquée par chacune des composantes principales. </text:p>
      <text:p text:style-name="Standard"/>
      <text:p text:style-name="Standard">La variance totale du jeu de données est données par la somme des termes diagonaux de la matrice de covariance <text:bookmark text:name="MathJax-Span-499"/><text:bookmark text:name="MathJax-Span-498"/><text:bookmark text:name="MathJax-Span-497"/><text:bookmark text:name="MathJax-Element-45-Frame"/><text:span text:style-name="T1">Σ</text:span> (autrement dit la somme des variances de toutes les variables), soit sa trace. Or <text:bookmark text:name="MathJax-Span-502"/><text:bookmark text:name="MathJax-Span-501"/><text:bookmark text:name="MathJax-Span-500"/><text:bookmark text:name="MathJax-Element-46-Frame"/><text:span text:style-name="T4">T</text:span><text:bookmark text:name="MathJax-Span-503"/><text:span text:style-name="T4">r</text:span><text:bookmark text:name="MathJax-Span-504"/><text:span text:style-name="T1">(</text:span><text:bookmark text:name="MathJax-Span-505"/><text:span text:style-name="T1">Σ</text:span><text:bookmark text:name="MathJax-Span-506"/><text:span text:style-name="T1">)</text:span><text:bookmark text:name="MathJax-Span-507"/><text:span text:style-name="T1">=</text:span><text:bookmark text:name="MathJax-Span-509"/><text:bookmark text:name="MathJax-Span-508"/><text:span text:style-name="T4">λ</text:span><text:bookmark text:name="MathJax-Span-510"/><text:span text:style-name="T1">1</text:span><text:bookmark text:name="MathJax-Span-511"/><text:span text:style-name="T1">+</text:span><text:bookmark text:name="MathJax-Span-513"/><text:bookmark text:name="MathJax-Span-512"/><text:span text:style-name="T4">λ</text:span><text:bookmark text:name="MathJax-Span-514"/><text:span text:style-name="T1">2</text:span><text:bookmark text:name="MathJax-Span-515"/><text:span text:style-name="T1">+</text:span><text:bookmark text:name="MathJax-Span-516"/>⋯<text:bookmark text:name="MathJax-Span-517"/><text:span text:style-name="T1">+</text:span><text:bookmark text:name="MathJax-Span-519"/><text:bookmark text:name="MathJax-Span-518"/><text:span text:style-name="T4">λ</text:span><text:bookmark text:name="MathJax-Span-520"/><text:span text:style-name="T4">p</text:span>. </text:p>
      <text:p text:style-name="Standard"/>
      <text:p text:style-name="Standard">Pourcentage de variance expliqué par la k-ième composante principale. Lamda k est la valeur propre du k-ième vecteur propre</text:p>
      <text:p text:style-name="Standard"><draw:frame draw:style-name="fr1" draw:name="images2" text:anchor-type="as-char" svg:width="5.382cm" svg:height="1.96cm" draw:z-index="1"><draw:image xlink:href="Pictures/2000000700001505000007A763915144.svm" xlink:type="simple" xlink:show="embed" xlink:actuate="onLoad"/></draw:frame></text:p>
      <text:p text:style-name="Standard"/>
      <text:p text:style-name="Standard">Si pour toutes les valeurs de k de 1 à p, on trace la courbe cumulative, on obtient :</text:p>
      <text:p text:style-name="Standard"><draw:frame draw:style-name="fr1" draw:name="images3" text:anchor-type="as-char" svg:width="5.293cm" svg:height="3.688cm" draw:z-index="2"><draw:image xlink:href="Pictures/20000007000014AD00000E68E9E42DF3.svm" xlink:type="simple" xlink:show="embed" xlink:actuate="onLoad"/></draw:frame> courbe appelée Scree Plot</text:p>
      <text:p text:style-name="Standard">Bien noter que le numérateur, c'est <text:s/><text:span text:style-name="T4">λ</text:span><text:bookmark text:name="MathJax-Span-5101"/><text:span text:style-name="T1">1</text:span><text:bookmark text:name="MathJax-Span-5131"/><text:bookmark text:name="MathJax-Span-5121"/><text:span text:style-name="T1"> à </text:span><text:bookmark text:name="MathJax-Span-5191"/><text:bookmark text:name="MathJax-Span-5181"/><text:span text:style-name="T4">λk</text:span></text:p>
      <text:p text:style-name="Standard"/>
      <text:p text:style-name="Standard">On peut se servir du graphe pour savoir combien de composantes retenir pour garder 95% de la variance</text:p>
      <text:p text:style-name="Standard"><text:soft-page-break/><draw:frame draw:style-name="fr1" draw:name="images1" text:anchor-type="as-char" svg:width="5.54cm" svg:height="3.759cm" draw:z-index="0"><draw:image xlink:href="Pictures/20000007000015A400000EAE524A7958.svm" xlink:type="simple" xlink:show="embed" xlink:actuate="onLoad"/></draw:frame></text:p>
      <text:p text:style-name="Standard">9 composantes permettent d'expliquer 95% de la variance. On peut réduire les dimensions </text:p>
      <text:p text:style-name="Standard"/>
      <text:p text:style-name="Standard">On peut tracer le pourcentage de variance expliquée par chaque composante (éboulis des valeurs propres)</text:p>
      <text:p text:style-name="Standard"><draw:frame draw:style-name="fr1" draw:name="images4" text:anchor-type="as-char" svg:width="5.293cm" svg:height="3.829cm" draw:z-index="3"><draw:image xlink:href="Pictures/20000007000014AD00000EF5A58AC8F6.svm" xlink:type="simple" xlink:show="embed" xlink:actuate="onLoad"/></draw:frame></text:p>
      <text:p text:style-name="Standard">Ici le coude donne plutôt 6 composantes à retenir.</text:p>
      <text:p text:style-name="Standard"/>
      <text:p text:style-name="Standard">Eboulis des valeurs propres – cumulées. On trace pour k allant de 0 à p</text:p>
      <text:p text:style-name="Standard"><draw:frame draw:style-name="fr1" draw:name="images5" text:anchor-type="as-char" svg:width="2.612cm" svg:height="1.215cm" draw:z-index="4"><draw:image xlink:href="Pictures/200000070000087B0000032CDECDE3FC.svm" xlink:type="simple" xlink:show="embed" xlink:actuate="onLoad"/></draw:frame></text:p>
      <text:p text:style-name="Standard">Et on obtient :</text:p>
      <text:p text:style-name="Standard"><draw:frame draw:style-name="fr1" draw:name="images6" text:anchor-type="as-char" svg:width="5.188cm" svg:height="3.986cm" draw:z-index="5"><draw:image xlink:href="Pictures/200000070000144300000F93621D9B1B.svm" xlink:type="simple" xlink:show="embed" xlink:actuate="onLoad"/></draw:frame></text:p>
      <text:p text:style-name="Standard"/>
      <text:p text:style-name="Standard">Elle donne un autre exemple d'ACP sur la population européenne. Intéressant, avec un article de Science Etonnante</text:p>
      <text:p text:style-name="Standard"><text:a xlink:type="simple" xlink:href="https://scienceetonnante.com/2011/05/16/comment-nos-genes-trahissent-nos-origines/" text:style-name="Internet_20_link" text:visited-style-name="Visited_20_Internet_20_Link">https://scienceetonnante.com/2011/05/16/comment-nos-genes-trahissent-nos-origines/</text:a></text:p>
      <text:p text:style-name="Standard"/>
      <text:h text:style-name="Heading_20_2" text:outline-level="2">Résumé</text:h>
      <text:list xml:id="list7594448781669281136" text:style-name="L3">
        <text:list-item>
          <text:p text:style-name="P5"><text:bookmark text:name="r-4448422"/><text:bookmark text:name="r-4448423"/><text:bookmark text:name="r-4448428"/>Les composantes principales forment une base orthonormée et sont construites pour que les données aient une variance maximale selon ces nouveaux axes.</text:p>
        </text:list-item>
        <text:list-item>
          <text:p text:style-name="P5"><text:bookmark text:name="r-4448424"/><text:bookmark text:name="r-4448425"/>Les composantes principales sont en fait les vecteurs propres de la matrice de covariance des données, classées par ordre décroissant de valeur propre correspondante.</text:p>
        </text:list-item>
        <text:list-item>
          <text:p text:style-name="P5"><text:bookmark text:name="r-4448426"/><text:bookmark text:name="r-4448427"/>Pour choisir le nombre de composantes à utiliser, on regarde la proportion de la variance totale expliquée par k composantes.</text:p>
        </text:list-item>
      </text:list>
      <text:h text:style-name="Heading_20_1" text:outline-level="1"><text:soft-page-break/>TP - ACP</text:h>
      <text:p text:style-name="Standard">Le dataset porte sur les performances d'un Décathlon</text:p>
      <text:p text:style-name="Standard">J'ai mis le source dans Projet5/exercices. Il y a des choses intéressantes</text:p>
      <text:p text:style-name="Standard"/>
      <text:p text:style-name="Standard">import pandas as pd</text:p>
      <text:p text:style-name="Standard"/>
      <text:p text:style-name="Standard"># charger les données</text:p>
      <text:p text:style-name="Standard">data = pd.read_csv('decathlon.txt', sep="\t")</text:p>
      <text:p text:style-name="Standard"/>
      <text:p text:style-name="Standard"># éliminer les colonnes que nous n'utiliserons pas</text:p>
      <text:p text:style-name="Standard">my_data = data.drop(['Points', 'Rank', 'Competition'], axis=1)</text:p>
      <text:p text:style-name="Standard"/>
      <text:p text:style-name="Standard"># t<text:span text:style-name="T3">ransformer les données en array numpy</text:span></text:p>
      <text:p text:style-name="Standard">X = my_data.values</text:p>
      <text:p text:style-name="Standard"/>
      <text:p text:style-name="Standard">from sklearn import preprocessing</text:p>
      <text:p text:style-name="Standard"/>
      <text:p text:style-name="Standard">std_scale = preprocessing.StandardScaler().fit(X)</text:p>
      <text:p text:style-name="Standard">X_scaled = std_scale.transform(X)</text:p>
      <text:p text:style-name="Standard"/>
      <text:p text:style-name="Standard"/>
      <text:p text:style-name="Standard">from sklearn import decomposition</text:p>
      <text:p text:style-name="Standard"/>
      <text:p text:style-name="Standard">pca = decomposition.PCA(n_components=2)</text:p>
      <text:p text:style-name="Standard">pca.fit(X_scaled)</text:p>
      <text:p text:style-name="Standard"/>
      <text:p text:style-name="Standard"/>
      <text:p text:style-name="Standard">print(pca.explained_variance_ratio_)</text:p>
      <text:p text:style-name="Standard">print(pca.explained_variance_ratio_.sum())</text:p>
      <text:p text:style-name="Standard"/>
      <text:p text:style-name="Standard">Voir le cours</text:p>
      <text:p text:style-name="Standard"><text:a xlink:type="simple" xlink:href="https://openclassrooms.com/fr/courses/4379436-explorez-vos-donnees-avec-des-algorithmes-non-supervises/4379506-tp-acp-d-un-jeu-de-donnees-sur-les-performances-d-athletes-olympiques" text:style-name="Internet_20_link" text:visited-style-name="Visited_20_Internet_20_Link">https://openclassrooms.com/fr/courses/4379436-explorez-vos-donnees-avec-des-algorithmes-non-supervises/4379506-tp-acp-d-un-jeu-de-donnees-sur-les-performances-d-athletes-olympiques</text:a></text:p>
      <text:p text:style-name="Standard"/>
      <text:h text:style-name="Heading_20_1" text:outline-level="1">Cherchez les variables latentes qui expliquent vos données</text:h>
      <text:p text:style-name="Standard"><text:a xlink:type="simple" xlink:href="https://openclassrooms.com/fr/courses/4379436-explorez-vos-donnees-avec-des-algorithmes-non-supervises/4379511-cherchez-les-variables-latentes-qui-expliquent-vos-donnees" text:style-name="Internet_20_link" text:visited-style-name="Visited_20_Internet_20_Link">https://openclassrooms.com/fr/courses/4379436-explorez-vos-donnees-avec-des-algorithmes-non-supervises/4379511-cherchez-les-variables-latentes-qui-expliquent-vos-donnees</text:a></text:p>
      <text:p text:style-name="Standard"/>
      <text:p text:style-name="Standard">Dans la plupart des cas, les variables que nous utilisons pour représenter nos données correspondent à un nombre assez grand de quantités que l'on peut facilement mesurer sur ces données. </text:p>
      <text:p text:style-name="Standard"/>
      <text:p text:style-name="Text_20_body"><text:bookmark text:name="r-4447822"/>Cependant, le phénomène que l'on cherche à expliquer pourrait souvent être prédit à partir d'un <text:span text:style-name="Emphasis">plus petit nombre de variables</text:span>, mais qui sont elles plus difficiles à mesurer. Par exemple, plutôt que l'ensemble de ses transactions, une seule variable qui décrit si un client est végétarien ou non serait certainement très informative pour décider de s'il faut lui proposer des bons de réduction pour le rayon charcuterie.  </text:p>
      <text:p text:style-name="Text_20_body"><text:bookmark text:name="r-4447823"/>La description « accessible » que nous avons de notre client, à savoir la liste de ses achats, est une fonction de cette variable (végétarien ou non) qui nous est <text:span text:style-name="Emphasis">cachée</text:span>. On parle aussi souvent de <text:span text:style-name="Strong_20_Emphasis">variable latente</text:span>. On peut considérer que le but de la réduction de dimension est de retrouver les <text:soft-page-break/>variables cachées qui décrivent au mieux nos données, à partir des <text:span text:style-name="Strong_20_Emphasis">variables observées</text:span> qui nous sont accessibles.</text:p>
      <text:p text:style-name="Standard"/>
      <text:h text:style-name="Heading_20_2" text:outline-level="2">L'ACP est une factorisation de la matrice des données</text:h>
      <text:p text:style-name="Standard">### c'est du lourd</text:p>
      <text:p text:style-name="Standard"/>
      <text:p text:style-name="Standard">Analyse en composantes Principales</text:p>
      <text:p text:style-name="Standard">-maximise la variance selon les axes</text:p>
      <text:p text:style-name="Standard">-définit des axes orthogonaux</text:p>
      <text:p text:style-name="Standard"/>
      <text:h text:style-name="Heading_20_2" text:outline-level="2">Analyse Factorielle</text:h>
      <text:p text:style-name="Standard">-modélise la structure de covariance entre les variables</text:p>
      <text:p text:style-name="Standard">-les axes définis ne sont pas nécessairement orthogonaux</text:p>
      <text:p text:style-name="Standard"/>
      <text:p text:style-name="Standard">La démo math est balaise</text:p>
      <text:p text:style-name="Standard">C'est cette formulation que l'on appelle <text:span text:style-name="Strong_20_Emphasis">ACP probabiliste</text:span>, ou <text:span text:style-name="Emphasis">probabilistic PCA</text:span> en anglais. </text:p>
      <text:p text:style-name="Standard"/>
      <text:p text:style-name="Standard">L'estimation de paramètres par maximum de vraisemblance consiste à trouver les valeurs des paramètres qui maximisent... la vraisemblance, voir lien</text:p>
      <text:p text:style-name="Standard"><text:a xlink:type="simple" xlink:href="https://www.wikiwand.com/fr/Maximum_de_vraisemblance" text:style-name="Internet_20_link" text:visited-style-name="Visited_20_Internet_20_Link">https://www.wikiwand.com/fr/Maximum_de_vraisemblance</text:a></text:p>
      <text:p text:style-name="Standard"/>
      <text:p text:style-name="Standard">L'analyse factorielle est implémentée dans la classe <text:a xlink:type="simple" xlink:href="http://scikit-learn.org/stable/modules/generated/sklearn.decomposition.FactorAnalysis.html" office:target-frame-name="_blank" xlink:show="new" text:style-name="Internet_20_link" text:visited-style-name="Visited_20_Internet_20_Link"><text:span text:style-name="Emphasis">Factor Analysis</text:span></text:a> du module <text:span text:style-name="Source_20_Text">scikit-learn.decomposition</text:span>. </text:p>
      <text:p text:style-name="Standard"/>
      <text:p text:style-name="Standard">Vidéos sur le sujet </text:p>
      <text:p text:style-name="Standard">François Husson : <text:a xlink:type="simple" xlink:href="https://www.youtube.com/watch?v=tEc5cmlQVdI" text:style-name="Internet_20_link" text:visited-style-name="Visited_20_Internet_20_Link">https://www.youtube.com/watch?v=tEc5cmlQVdI</text:a></text:p>
      <text:p text:style-name="Standard"/>
      <text:p text:style-name="Standard">La playlist sur Youtube</text:p>
      <text:p text:style-name="Standard"><text:a xlink:type="simple" xlink:href="https://www.youtube.com/results?search_query=analyse+factorielle" text:style-name="Internet_20_link" text:visited-style-name="Visited_20_Internet_20_Link">https://www.youtube.com/results?search_query=analyse+factorielle</text:a></text:p>
      <text:p text:style-name="Standard"/>
      <text:p text:style-name="Standard">Une bonne série de Rémi Bachelet prof à Centrale Lille</text:p>
      <text:p text:style-name="Standard"><text:a xlink:type="simple" xlink:href="https://www.youtube.com/watch?v=F_2G3sspnjQ" text:style-name="Internet_20_link" text:visited-style-name="Visited_20_Internet_20_Link">https://www.youtube.com/watch?v=F_2G3sspnjQ</text:a></text:p>
      <text:p text:style-name="Standard">Vu et transcris en note et copie d'écran dans un autre doc. Au final c'est un peu scolaire, il y a mieux avec MathAgroCampus et Jérome Pagès.</text:p>
      <text:p text:style-name="Standard"/>
      <text:h text:style-name="Heading_20_2" text:outline-level="2">NMF : Non negative Matrix Factorisation</text:h>
      <text:p text:style-name="Standard">Factorisation non négative de X. Les entrées de W et H sont positives (exemple des notes)</text:p>
      <text:p text:style-name="Standard"/>
      <text:p text:style-name="Standard">Le problème de la NMF peut être résolu par descente de Gradient</text:p>
      <text:p text:style-name="Standard"/>
      <text:p text:style-name="Standard">La <text:span text:style-name="Strong_20_Emphasis">descente de gradient</text:span> est une méthode de minimisation applicable aux fonctions différentiables. Le gradient indique en effet la direction de plus forte pente de la fonction ; si on suit la direction opposée au gradient, la fonction va donc décroître. L'algorithme de descente de gradient consiste à choisir un point au hasard, y évaluer le gradient de la fonction à minimiser, se déplacer dans la direction opposée à ce gradient, et réitérer jusqu'à ce que le gradient soit (à peu près) nul et la fonction donc localement minimale. Attention : si le problème n'est pas convexe, le minimum atteint par cet algorithme peut ne pas être global (d'où le « localement » dans la phrase précédente).  <text:soft-page-break/>Encore une fois, <text:a xlink:type="simple" xlink:href="https://www.wikiwand.com/fr/Algorithme_du_gradient" office:target-frame-name="_blank" xlink:show="new" text:style-name="Internet_20_link" text:visited-style-name="Visited_20_Internet_20_Link">Wikipedia</text:a> vous permettra de compléter vos connaissances sur le sujet ! </text:p>
      <text:p text:style-name="Standard"/>
      <text:p text:style-name="Standard">Cette méthode est très intéressante pour les systèmes de recommandation, car elle s'applique aussi dans les cas où les données contiennent des valeurs manquantes. </text:p>
      <text:p text:style-name="Standard"/>
      <text:p text:style-name="Standard">La NMF est implémentée dans la classe <text:a xlink:type="simple" xlink:href="http://scikit-learn.org/stable/modules/generated/sklearn.decomposition.NMF.html" office:target-frame-name="_blank" xlink:show="new" text:style-name="Internet_20_link" text:visited-style-name="Visited_20_Internet_20_Link">NMF</text:a> du module `scikit-learn.decomposition`. </text:p>
      <text:p text:style-name="Standard"/>
      <text:h text:style-name="Heading_20_2" text:outline-level="2">Résumé</text:h>
      <text:list xml:id="list5770790975206140546" text:style-name="L4">
        <text:list-item>
          <text:p text:style-name="P6"><text:bookmark text:name="r-4447881"/><text:bookmark text:name="r-4447882"/><text:bookmark text:name="r-4447893"/>L'ACP peut être vue comme une factorisation de la matrice de données X=WH, où W contient les nouvelles variables et H la représentation latente des données selon ces variables.</text:p>
        </text:list-item>
      </text:list>
      <text:section text:style-name="Sect1" text:name="ui-id-4">
        <text:list xml:id="list34411612" text:continue-numbering="true" text:style-name="L4">
          <text:list-item>
            <text:p text:style-name="P6"><text:bookmark text:name="r-4447883"/><text:bookmark text:name="r-4447884"/>Toute une famille de méthodes réduisent la dimension des données par une décomposition approximative, X≈WH.</text:p>
          </text:list-item>
          <text:list-item>
            <text:p text:style-name="P6"><text:bookmark text:name="r-4447885"/><text:bookmark text:name="r-4447886"/>L'analyse factorielle et l'ACP probabiliste sont issues de modèles génératifs utilisant la factorisation de la variable aléatoire x en Wh. Dans le cas de l'ACP probabiliste on modélise la covariance du bruit comme étant un multiple de l'identité. Dans le cas de l'analyse factorielle on estime la covariance du bruit indépendante dans chaque direction.</text:p>
          </text:list-item>
          <text:list-item>
            <text:p text:style-name="P6"><text:bookmark text:name="r-4447887"/><text:bookmark text:name="r-4447888"/>L'<text:span text:style-name="Strong_20_Emphasis">ACP</text:span> cherche à maximiser la variance de X selon des directions orthogonales.</text:p>
          </text:list-item>
          <text:list-item>
            <text:p text:style-name="P6"><text:bookmark text:name="r-4447889"/><text:bookmark text:name="r-4447890"/>L'<text:span text:style-name="Strong_20_Emphasis">analyse factorielle</text:span> cherche à modéliser la structure de la covariance des variables observées et ne définit pas nécessairement des axes orthogonaux.</text:p>
          </text:list-item>
          <text:list-item>
            <text:p text:style-name="P6"><text:bookmark text:name="r-4447891"/><text:bookmark text:name="r-4447892"/>La <text:span text:style-name="Strong_20_Emphasis">NMF (factorisation non-négative de matrice)</text:span> s'applique à des matrices X dont les entrées sont toutes positives et force les entrées de W et de H à être positives aussi. Elle permet aussi de prédire les valeurs manquantes de X.</text:p>
          </text:list-item>
        </text:list>
      </text:section>
      <text:p text:style-name="Standard"/>
      <text:h text:style-name="Heading_20_1" text:outline-level="1">Réduction dimensionnelle non-linéaire</text:h>
      <text:p text:style-name="Standard"><text:a xlink:type="simple" xlink:href="https://openclassrooms.com/fr/courses/4379436-explorez-vos-donnees-avec-des-algorithmes-non-supervises/4379516-decouvrez-la-reduction-dimensionnelle-non-lineaire" text:style-name="Internet_20_link" text:visited-style-name="Visited_20_Internet_20_Link">https://openclassrooms.com/fr/courses/4379436-explorez-vos-donnees-avec-des-algorithmes-non-supervises/4379516-decouvrez-la-reduction-dimensionnelle-non-lineaire</text:a></text:p>
      <text:p text:style-name="Standard"/>
      <text:h text:style-name="Heading_20_2" text:outline-level="2">Notion de non linéarité</text:h>
      <text:p text:style-name="Standard"><draw:frame draw:style-name="fr1" draw:name="images7" text:anchor-type="as-char" svg:width="6.017cm" svg:height="4.129cm" draw:z-index="7"><draw:image xlink:href="Pictures/20000007000017800000102198854DB5.svm" xlink:type="simple" xlink:show="embed" xlink:actuate="onLoad"/></draw:frame></text:p>
      <text:p text:style-name="Standard"/>
      <text:p text:style-name="Standard"><text:soft-page-break/><draw:frame draw:style-name="fr2" draw:name="images8" text:anchor-type="as-char" svg:y="-4.013cm" svg:width="6.332cm" svg:height="4.145cm" draw:z-index="6"><draw:image xlink:href="Pictures/20000007000018BD00001032F3CAFD39.svm" xlink:type="simple" xlink:show="embed" xlink:actuate="onLoad"/></draw:frame></text:p>
      <text:p text:style-name="Standard"/>
      <text:p text:style-name="Standard">On a le même problème avec les régressions</text:p>
      <text:p text:style-name="Standard">Vous vous en doutez, les problèmes rencontrés par les data scientists dans la vie réelle sont en général non linéaires. Comment traiter ce type de comportement ? </text:p>
      <text:p text:style-name="Standard"/>
      <text:p text:style-name="Standard">Une autre manière de voir les choses est de considérer que les méthodes linéaires ne capturent pas les propriétés géométriques du phénomène. Elles sont aplaties en quelque sorte. </text:p>
      <text:p text:style-name="Standard"/>
      <text:h text:style-name="Heading_20_2" text:outline-level="2">Résoudre des problèmes non linéaires</text:h>
      <text:p text:style-name="P2">La manière explicite</text:p>
      <text:p text:style-name="Standard">Traiter un problème non-linéaire de manière explicite signifie que l’on va créer des nouvelles features “à la main”, pour ensuite les utiliser dans des algorithmes linéaires. Ces features prennent en compte le comportement non-linéaire des données et “l’annulent” en quelques sorte, en augmentant la dimension du problème. </text:p>
      <text:p text:style-name="Standard"/>
      <text:p text:style-name="Standard">On peut pense à une régression polynomiale </text:p>
      <text:p text:style-name="Standard">Des features polynomiales, c’est juste un exemple. L’idée à garder en tête c’est qu’avec des transformations de vos variables de départ (<text:span text:style-name="Emphasis">feature engineering</text:span>) vous allez pouvoir “simplifier” votre travail de modélisation par la suite, jusqu’à parfois même la transformer en simple modélisation linéaire ?ￂﾠ- En général, il existe des méthodes automatiques (que l’on verra par la suite) pour trouver ces features importantes. C’est justement un des objectifs de la réduction dimensionnelle, que de trouver des features représentatives </text:p>
      <text:p text:style-name="Standard"/>
      <text:p text:style-name="P2">La manière implicite</text:p>
      <text:p text:style-name="Standard"/>
      <text:p text:style-name="Text_20_body">Un ensemble de méthodes existent pour traiter les données au comportement non linéaire directement.</text:p>
      <text:p text:style-name="Text_20_body"><text:bookmark text:name="r-4444900"/>C’est notamment le cas des méthodes de noyaux (ou kernel methods), qui permettent de transformer certains algorithmes linéaires (telle que l’analyse par composante principale) en algorithmes non linéaires, sans avoir besoin d’effectuer des calculs dans cet espace de dimension supérieure. On va détailler un peu plus comment ça fonctionne dans le chapitre suivant.</text:p>
      <text:p text:style-name="Standard"/>
      <text:p text:style-name="Standard">Il existe d’autres familles de méthodes non supervisées (appelées <text:span text:style-name="Emphasis">graphical models</text:span>), qui travaillent sur une structuration plus hiérarchique en général, a priori, des données à l’aide de variables latentes. On en aura un aperçu avec l’algorithme LDA ou les célèbres modèles de Markov cachés (HMM) dans un prochain cours sur le traitement du texte. </text:p>
      <text:p text:style-name="Standard"/>
      <text:h text:style-name="Heading_20_2" text:outline-level="2"><text:soft-page-break/>Résoudre des problèmes non linéaires dans le cadre de la réduction dimensionnelle</text:h>
      <text:h text:style-name="Heading_20_4" text:outline-level="4">ACP</text:h>
      <text:p text:style-name="Text_20_body"><text:bookmark text:name="r-4444906"/>Son objectif est de déterminer les directions dans lesquelles notre jeu de données possède le plus de variance et de “projeter” linéairement les données dans ces directions là (en général pas plus de 3 dimensions). Cette projection nous permet de mieux visualiser le comportement du phénomène observé.</text:p>
      <text:p text:style-name="Text_20_body"><text:bookmark text:name="r-4444907"/>Cette méthode est très efficace, je vous conseille d’en faire fréquemment lors de votre analyse exploratoire. Deux choses à noter cependant :</text:p>
      <text:list xml:id="list3274210050910793879" text:style-name="L5">
        <text:list-item>
          <text:p text:style-name="P7"><text:bookmark text:name="r-4444908"/><text:bookmark text:name="r-4444909"/><text:bookmark text:name="r-4444912"/>C’est le comportement <text:span text:style-name="Strong_20_Emphasis">global</text:span> du phénomène qu’on observe car on travaille sur la matrice de variance-covariance de tout le jeu de données directement.</text:p>
        </text:list-item>
        <text:list-item>
          <text:p text:style-name="P7"><text:bookmark text:name="r-4444910"/><text:bookmark text:name="r-4444911"/>C’est une projection (plongement) <text:span text:style-name="Strong_20_Emphasis">linéaire</text:span> (on transforme les données seulement par des opérations de la forme AX + b).</text:p>
        </text:list-item>
      </text:list>
      <text:p text:style-name="Standard"/>
      <text:h text:style-name="Heading_20_4" text:outline-level="4"><text:bookmark text:name="r-4444927"/>Plongement non-linéaire</text:h>
      <text:p text:style-name="Text_20_body"><text:bookmark text:name="r-4444916"/>On peut généraliser cette notion de factorisation de matrice (dont l’ACP fait partie) pour gérer des données qui réside sur une sous-variété non-linéaire (et non pas un sous-espace).</text:p>
      <text:p text:style-name="Standard">Bien que la notion de <text:span text:style-name="T3">variété géométrique</text:span> (ou <text:span text:style-name="Emphasis">manifold</text:span> en anglais) en mathématique soit assez rigoureuse, elle est utilisée en machine learning un peu plus librement pour désigner des espaces plus généraux que les espaces euclidiens, dans lequel se trouve notre phénomène. </text:p>
      <text:p text:style-name="Standard"/>
      <text:p text:style-name="Standard">Une variété, pour donner un peu plus de contexte, est définie comme la généralisation de la notion de courbe. Son comportement peut notamment être explicité au voisinage des points qui la composent. </text:p>
      <text:p text:style-name="Standard"/>
      <text:p text:style-name="Standard">On est dans un sujet lié à la topologie, genre conjecture de Poincaré</text:p>
      <text:p text:style-name="Standard">### pas tout compris, faudra y revenir</text:p>
      <text:p text:style-name="Standard"/>
      <text:h text:style-name="Heading_20_2" text:outline-level="2">Résumé</text:h>
      <text:list xml:id="list2134153624109291739" text:style-name="L6">
        <text:list-item>
          <text:p text:style-name="P8"><text:bookmark text:name="r-4444954"/><text:bookmark text:name="r-4444955"/><text:bookmark text:name="r-4444962"/>Les données non-linéaires sont abordables de manière explicites en effectuant directement un feature engineering sur les observations de départ, ou bien de manière implicite en utilisant des méthodes spécifiques à la non-linéarité. On retrouvera parmi ces méthodes les méthodes à noyaux et les méthodes à plongement dans des variétés.</text:p>
        </text:list-item>
        <text:list-item>
          <text:p text:style-name="P8"><text:bookmark text:name="r-4444956"/><text:bookmark text:name="r-4444957"/>Les données à grandes dimensions reposent souvent sur une variété non-linéaire de dimension bien inférieure (ou bien sont proches de celle-ci).</text:p>
        </text:list-item>
        <text:list-item>
          <text:p text:style-name="P8"><text:bookmark text:name="r-4444958"/><text:bookmark text:name="r-4444959"/>Les méthodes de réduction dimensionnelles non linéaires que nous allons étudier permettent ainsi de retrouver une approximation de ces variétés et de bien mieux représenter ces données dessus.</text:p>
        </text:list-item>
        <text:list-item>
          <text:p text:style-name="P8"><text:bookmark text:name="r-4444960"/><text:bookmark text:name="r-4444961"/>On s’intéresse aux informations liées à la structure du phénomène représenté, mais c’est parfois suffisant de n'observer que les paires de distances entre les points dans l’espace original. C’est le cas d’une partie des méthodes que nous allons étudier.</text:p>
        </text:list-item>
      </text:list>
      <text:p text:style-name="Standard"/>
      <text:h text:style-name="Heading_20_1" text:outline-level="1"><text:soft-page-break/>kPCA : kernel PCA</text:h>
      <text:p text:style-name="Standard"><text:a xlink:type="simple" xlink:href="https://openclassrooms.com/fr/courses/4379436-explorez-vos-donnees-avec-des-algorithmes-non-supervises/4379521-utilisez-une-acp-avec-un-noyau" text:style-name="Internet_20_link" text:visited-style-name="Visited_20_Internet_20_Link">https://openclassrooms.com/fr/courses/4379436-explorez-vos-donnees-avec-des-algorithmes-non-supervises/4379521-utilisez-une-acp-avec-un-noyau</text:a></text:p>
      <text:p text:style-name="Standard"/>
      <text:p text:style-name="Standard">### A compléter</text:p>
      <text:p text:style-name="Standard"/>
      <text:h text:style-name="Heading_20_1" text:outline-level="1">Adjusted rand score</text:h>
      <text:p text:style-name="Standard"><text:a xlink:type="simple" xlink:href="https://scikit-learn.org/stable/modules/generated/sklearn.metrics.adjusted_rand_score.html" text:style-name="Internet_20_link" text:visited-style-name="Visited_20_Internet_20_Link">https://scikit-learn.org/stable/modules/generated/sklearn.metrics.adjusted_rand_score.html</text:a></text:p>
      <text:p text:style-name="Standard"/>
      <text:p text:style-name="Standard">C'est a utiliser pour voir la stabilité d'un clustering dans le temps.</text:p>
      <text:p text:style-name="Standard"/>
      <text:p text:style-name="Standard"/>
      <text:p text:style-name="P1">Yellowbrick (OC)</text:p>
      <text:h text:style-name="Heading_20_1" text:outline-level="1">Objectifs</text:h>
      <text:list xml:id="list34419610" text:continue-list="list4155295276816291521" text:style-name="L1">
        <text:list-item>
          <text:p text:style-name="P3">C'est un complément à Sklearn qui est évoqué dans les ressources du projet,</text:p>
        </text:list-item>
        <text:list-item>
          <text:p text:style-name="P3">Elle propose plusieurs fonctionnalités supplémentaires dans cadre du clustering,</text:p>
        </text:list-item>
        <text:list-item>
          <text:p text:style-name="P3"><text:a xlink:type="simple" xlink:href="https://www.kaggle.com/kautumn06/yellowbrick-clustering-evaluation-examples" text:style-name="Internet_20_link" text:visited-style-name="Visited_20_Internet_20_Link">https://www.kaggle.com/kautumn06/yellowbrick-clustering-evaluation-examples</text:a></text:p>
        </text:list-item>
      </text:list>
      <text:h text:style-name="Heading_20_1" text:outline-level="1">Sources</text:h>
      <text:p text:style-name="Standard">J'ai mis le source de l'exemple dans projet5/Exercices/OC/yellowbrick.ipynb</text:p>
      <text:p text:style-name="Standard"/>
      <text:p text:style-name="Standard">La doc de Yellowbrick : <text:a xlink:type="simple" xlink:href="https://www.scikit-yb.org/en/latest/" text:style-name="Internet_20_link" text:visited-style-name="Visited_20_Internet_20_Link">https://www.scikit-yb.org/en/latest/</text:a></text:p>
      <text:p text:style-name="Standard"/>
      <text:p text:style-name="Standard">Un tuto en français : <text:a xlink:type="simple" xlink:href="https://www.youtube.com/watch?v=irjzix6HwOw" text:style-name="Internet_20_link" text:visited-style-name="Visited_20_Internet_20_Link">https://www.youtube.com/watch?v=irjzix6HwOw</text:a></text:p>
      <text:p text:style-name="Standard">Les données et le code source sont là : <text:a xlink:type="simple" xlink:href="http://tutoriels-data-mining.blogspot.com/2021/01/video-la-methode-des-k-means-sous-r.html" text:style-name="Internet_20_link" text:visited-style-name="Visited_20_Internet_20_Link">http://tutoriels-data-mining.blogspot.com/2021/01/video-la-methode-des-k-means-sous-r.html</text:a></text:p>
      <text:p text:style-name="Standard">C'est blog vraiment intéressa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thJax Main" svg:font-family="'MathJax Main'"/>
    <style:font-face style:name="MathJax Math" svg:font-family="'MathJax Math'"/>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1-09-01T14:19:33.30</dc:date>
    <meta:editing-duration>P13DT7H29S</meta:editing-duration>
    <meta:editing-cycles>252</meta:editing-cycles>
    <meta:generator>OpenOffice/4.1.9$Win32 OpenOffice.org_project/419m1$Build-9805</meta:generator>
    <meta:document-statistic meta:table-count="0" meta:image-count="8" meta:object-count="0" meta:page-count="9" meta:paragraph-count="163" meta:word-count="2280" meta:character-count="16145"/>
  </office:meta>
</office:document-meta>
</file>